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color="#000000" style:font-name="FreeSans" fo:font-size="11pt" style:font-size-asian="11pt" style:font-size-complex="11pt"/>
    </style:style>
    <style:style style:name="P5" style:family="paragraph" style:parent-style-name="Text_20_body">
      <style:text-properties style:font-name="Arial" fo:font-size="10pt" style:font-size-asian="10pt" style:font-size-complex="10pt"/>
    </style:style>
    <style:style style:name="P6" style:family="paragraph" style:parent-style-name="Text_20_body">
      <style:paragraph-properties fo:text-align="justify" style:justify-single-word="false"/>
      <style:text-properties style:font-name="Arial"/>
    </style:style>
    <style:style style:name="P7" style:family="paragraph" style:parent-style-name="Text_20_body">
      <style:paragraph-properties fo:text-align="center" style:justify-single-word="false"/>
      <style:text-properties fo:color="#004586" style:font-name="Arial" fo:font-size="20pt" style:font-size-asian="20pt" style:font-size-complex="20pt"/>
    </style:style>
    <style:style style:name="P8" style:family="paragraph" style:parent-style-name="Text_20_body">
      <style:paragraph-properties fo:background-color="#ffffff">
        <style:background-image/>
      </style:paragraph-properties>
      <style:text-properties fo:color="#000000" style:font-name="Arial"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color="#000000" style:font-name="FreeSans" fo:font-size="11pt" style:font-size-asian="11pt" style:font-size-complex="11pt"/>
    </style:style>
    <style:style style:name="P10" style:family="paragraph" style:parent-style-name="Text_20_body">
      <style:text-properties fo:color="#0000ff" style:font-name="Arial"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2pt" style:font-size-asian="12pt" style:font-size-complex="12pt"/>
    </style:style>
    <style:style style:name="T3" style:family="text">
      <style:text-properties fo:color="#000000" style:font-name="Arial" fo:font-size="10pt" style:font-size-asian="10pt" style:font-size-complex="10pt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fo:font-weight="bold" style:font-size-asian="12pt" style:font-size-complex="12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variant="normal" fo:text-transform="none" fo:letter-spacing="normal" fo:font-style="normal" fo:font-weight="bold"/>
    </style:style>
    <style:style style:name="T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color="#0000ff"/>
    </style:style>
    <style:style style:name="T11" style:family="text">
      <style:text-properties fo:color="#0000ff"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órum Internacional Software Livre traz artista 3D especializado em reconstrução facial forense</text:p>
      <text:p text:style-name="P3">Técnica, que envolve o uso de programas de código aberto, é voltada à elucidação de crimes, e usada também na arqueologia. O fisl14 acontece de 03 a 06 de julho na capital gaúcha, no Centro de Eventos da PUCRS</text:p>
      <text:p text:style-name="P6">Um dos novos palestrantes confirmados para a 14<text:span text:style-name="T1">a</text:span> edição do Fórum Internacional Software Livre (fisl14), que acontece entre os dias 03 e 06 de julho no Centro de Eventos da PUCRS é o designer e artista 3D Cícero Moraes. Especializado no uso de softwares livres e gratuitos voltados ao design em três dimensões, Moraes abordará o uso desses programas na arqueologia e na medicina forense, com elucidação de casos policiais por meio da composição de <text:s/>um rosto por meio de parte do crânio, ou a atualização de fotos antigas. </text:p>
      <text:p text:style-name="P6">A técnica ajuda desde a encontrar pessoas desaparecidas ou criminosos fugitivos, além da reconstrução 3D voltada à arqueologia, permitindo reconstituir as fisionomias de indivíduos de povos antigos e civilizações extintas. O designer também apresentará cases de projetos realizados no Brasil e outros países, como México e Itália.</text:p>
      <text:p text:style-name="P6"/>
      <text:p text:style-name="P1"><text:span text:style-name="Strong_20_Emphasis"><text:span text:style-name="T2">S</text:span></text:span><text:span text:style-name="Strong_20_Emphasis"><text:span text:style-name="T2">obre o Fórum Internacional Software Livre (</text:span></text:span><text:span text:style-name="Strong_20_Emphasis"><text:span text:style-name="T2">FISL</text:span></text:span><text:span text:style-name="Strong_20_Emphasis"><text:span text:style-name="T2">)</text:span></text:span></text:p>
      <text:p text:style-name="P2">O Fórum Internacional Software Livre (FISL) acontece desde o ano 2000 - chegando em sua 14ª edição. É considerado o mais consolidado evento da área na América Latina e um dos maiores do mundo. Fundado nos ideais construídos inicialmente pelo físico e programador Richard Stallman e, posteriormente, pela comunidade de hackers e desenvolvedores do sistema operacional GNU/Linux, o FISL surgiu de uma mobilização em prol da luta pela liberdade e autonomia tecnológica do país. O evento é o momento de encontro físico de muitas pessoas de diversas partes do mundo que se conhecem e trabalham apenas pela internet em projetos das mais variadas temáticas. A comunidade de usuários é o coração do fisl e interage com diversos outros setores da sociedade, como a academia, profissionais, empresas, investidores, governos e sociedade civil. </text:p>
      <text:p text:style-name="P4"><text:span text:style-name="Strong_20_Emphasis"><text:span text:style-name="T5">As inscrições para participante</text:span></text:span><text:span text:style-name="Strong_20_Emphasis"><text:span text:style-name="T5">s ainda estão abertas. Os ingressos custam de R$ 92,50 a R$ 280 e podem ser feitos através do site do evento (</text:span></text:span><text:a xlink:type="simple" xlink:href="http://www.fisl.org.br/" office:target-frame-name="_blank" xlink:show="new"><text:span text:style-name="Strong_20_Emphasis"><text:span text:style-name="T5">http://www.fisl.org.br</text:span></text:span></text:a><text:span text:style-name="Strong_20_Emphasis"><text:span text:style-name="T5">).</text:span></text:span></text:p>
      <text:p text:style-name="P9"><text:span text:style-name="Strong_20_Emphasis"><text:span text:style-name="T4"/></text:span></text:p>
      <text:p text:style-name="Standard"><text:span text:style-name="Strong_20_Emphasis"><text:span text:style-name="T3">Porto Alegre, </text:span></text:span><text:span text:style-name="Strong_20_Emphasis"><text:span text:style-name="T3">2</text:span></text:span><text:span text:style-name="Strong_20_Emphasis"><text:span text:style-name="T3">9</text:span></text:span><text:span text:style-name="Strong_20_Emphasis"><text:span text:style-name="T3"> de maio</text:span></text:span><text:span text:style-name="Strong_20_Emphasis"><text:span text:style-name="T3"> de 2013</text:span></text:span></text:p>
      <text:p text:style-name="Text_20_body"><text:span text:style-name="Strong_20_Emphasis"><text:span text:style-name="T3"/></text:span></text:p>
      <text:p text:style-name="P8"><text:span text:style-name="T7">Núcleo de Atendimento 1</text:span><text:span text:style-name="T7">4</text:span><text:span text:style-name="T7">° Fórum Internacional Software Livre</text:span><text:span text:style-name="T9"><text:line-break/></text:span><text:span text:style-name="T8">Coordenação: </text:span><text:span text:style-name="T8">Livia Araujo</text:span><text:span text:style-name="T8"> – </text:span><text:span text:style-name="T8">livia</text:span><text:span text:style-name="T8">@enfato.com.br –</text:span><text:span text:style-name="T8"> 51 8151</text:span><text:span text:style-name="T8">-9026</text:span><text:span text:style-name="T9"><text:line-break/>Direção:Mariana Turkenicz– mariana@enfato.com.br – 51 8121.7062<text:line-break/></text:span></text:p>
      <text:p text:style-name="P8"><text:span text:style-name="T7">Enfato </text:span><text:span text:style-name="T7">multicomunicação</text:span></text:p>
      <text:p text:style-name="P5">+55 (51) 30.261.261</text:p>
      <text:p text:style-name="Text_20_body"><text:a xlink:type="simple" xlink:href="http://www.enfato.com.br/"><text:span text:style-name="T11">www.enfato.com.br</text:span></text:a><text:span text:style-name="T6"> </text:span></text:p>
      <text:p text:style-name="Text_20_body"><text:span text:style-name="T6">Twitter: </text:span><text:a xlink:type="simple" xlink:href="http://www.twitter.com/enfato"><text:span text:style-name="T11">@enfato</text:span></text:a></text:p>
      <text:p text:style-name="P5">Facebook: <text:span text:style-name="T10">enfatomulticomunicacao</text:span></text:p>
      <text:p text:style-name="P10">Empresa filiada à Abracom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9T10:31:44.66</meta:creation-date>
    <dc:date>2013-05-29T13:03:53.06</dc:date>
    <meta:editing-duration>PT2H31M13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1" meta:paragraph-count="15" meta:word-count="394" meta:character-count="2555" meta:non-whitespace-character-count="2171"/>
  </office:meta>
</office:document-meta>
</file>